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ter" svg:font-family="Bitter" style:font-pitch="variable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Bitter"/>
    </style:style>
    <style:style style:name="P2" style:family="paragraph" style:parent-style-name="Text_20_body">
      <style:text-properties style:font-name="Bitter" officeooo:rsid="000a9c46" officeooo:paragraph-rsid="000a9c46"/>
    </style:style>
    <style:style style:name="P3" style:family="paragraph" style:parent-style-name="Text_20_body">
      <style:text-properties style:font-name="Bitter" fo:font-size="11pt" fo:font-weight="bold" officeooo:rsid="000871b4" officeooo:paragraph-rsid="000871b4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  <style:text-properties fo:font-variant="normal" fo:text-transform="none" fo:color="#333333" style:font-name="Bitter" fo:font-size="9pt" fo:letter-spacing="normal" fo:font-style="normal" fo:font-weight="normal" officeooo:rsid="000871b4" officeooo:paragraph-rsid="000871b4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  <style:text-properties fo:font-variant="normal" fo:text-transform="none" fo:color="#333333" style:font-name="Bitter" fo:font-size="9pt" fo:letter-spacing="normal" fo:font-style="normal" fo:font-weight="normal" officeooo:paragraph-rsid="000871b4" fo:padding="0in" fo:border="none"/>
    </style:style>
    <style:style style:name="P6" style:family="paragraph" style:parent-style-name="Text_20_body">
      <style:text-properties style:font-name="Bitter" officeooo:rsid="000967c7" officeooo:paragraph-rsid="000967c7"/>
    </style:style>
    <style:style style:name="P7" style:family="paragraph" style:parent-style-name="Text_20_body">
      <style:text-properties style:font-name="Bitter" officeooo:rsid="000967c7" officeooo:paragraph-rsid="00101ba3"/>
    </style:style>
    <style:style style:name="P8" style:family="paragraph" style:parent-style-name="Text_20_body" style:list-style-name="L1">
      <style:text-properties style:font-name="Bitter" officeooo:rsid="000a9c46" officeooo:paragraph-rsid="000a9c46"/>
    </style:style>
    <style:style style:name="P9" style:family="paragraph" style:parent-style-name="Text_20_body" style:list-style-name="L2">
      <style:text-properties style:font-name="Bitter" officeooo:rsid="000a9c46" officeooo:paragraph-rsid="000a9c46"/>
    </style:style>
    <style:style style:name="P10" style:family="paragraph" style:parent-style-name="Text_20_body" style:list-style-name="L3">
      <style:text-properties style:font-name="Bitter" officeooo:rsid="000c4337" officeooo:paragraph-rsid="000c4337"/>
    </style:style>
    <style:style style:name="P11" style:family="paragraph" style:parent-style-name="Text_20_body" style:list-style-name="L3">
      <style:text-properties style:font-name="Bitter" officeooo:rsid="000c71c2" officeooo:paragraph-rsid="000c71c2"/>
    </style:style>
    <style:style style:name="P12" style:family="paragraph" style:parent-style-name="Text_20_body" style:list-style-name="L4">
      <style:text-properties style:font-name="Bitter" officeooo:rsid="000c71c2" officeooo:paragraph-rsid="000c71c2"/>
    </style:style>
    <style:style style:name="P13" style:family="paragraph" style:parent-style-name="Text_20_body" style:list-style-name="L3">
      <style:text-properties style:font-name="Bitter" officeooo:rsid="000e2548" officeooo:paragraph-rsid="000e2548"/>
    </style:style>
    <style:style style:name="P14" style:family="paragraph" style:parent-style-name="Text_20_body" style:list-style-name="L3">
      <style:text-properties style:font-name="Bitter" officeooo:rsid="000f25ad" officeooo:paragraph-rsid="000f25ad"/>
    </style:style>
    <style:style style:name="P15" style:family="paragraph" style:parent-style-name="Text_20_body" style:list-style-name="L3">
      <style:text-properties style:font-name="Bitter" officeooo:rsid="00101ba3" officeooo:paragraph-rsid="00101ba3"/>
    </style:style>
    <style:style style:name="P16" style:family="paragraph" style:parent-style-name="Text_20_body" style:list-style-name="L5">
      <style:text-properties style:font-name="Bitter" officeooo:rsid="00112b48" officeooo:paragraph-rsid="00112b48"/>
    </style:style>
    <style:style style:name="P17" style:family="paragraph" style:parent-style-name="Text_20_body" style:list-style-name="L3">
      <style:text-properties style:font-name="Bitter" officeooo:rsid="00112b48" officeooo:paragraph-rsid="00112b48"/>
    </style:style>
    <style:style style:name="P18" style:family="paragraph" style:parent-style-name="Text_20_body" style:list-style-name="L3">
      <style:text-properties style:font-name="Bitter" officeooo:rsid="0012351d" officeooo:paragraph-rsid="0012351d"/>
    </style:style>
    <style:style style:name="P19" style:family="paragraph" style:parent-style-name="Text_20_body" style:list-style-name="L3">
      <style:text-properties style:font-name="Bitter" officeooo:rsid="00128331" officeooo:paragraph-rsid="00128331"/>
    </style:style>
    <style:style style:name="P20" style:family="paragraph" style:parent-style-name="Text_20_body" style:list-style-name="L4">
      <style:text-properties officeooo:paragraph-rsid="000c71c2"/>
    </style:style>
    <style:style style:name="P21" style:family="paragraph" style:parent-style-name="Heading_20_3">
      <style:text-properties style:font-name="Bitter"/>
    </style:style>
    <style:style style:name="P22" style:family="paragraph" style:parent-style-name="Heading_20_3">
      <style:text-properties style:font-name="Bitter" officeooo:rsid="000871b4" officeooo:paragraph-rsid="000871b4"/>
    </style:style>
    <style:style style:name="P23" style:family="paragraph" style:parent-style-name="Heading_20_2">
      <style:text-properties style:font-name="Bitter"/>
    </style:style>
    <style:style style:name="P24" style:family="paragraph" style:parent-style-name="Heading_20_2">
      <style:text-properties style:font-name="Bitter" officeooo:rsid="000871b4" officeooo:paragraph-rsid="000871b4"/>
    </style:style>
    <style:style style:name="T1" style:family="text">
      <style:text-properties officeooo:rsid="000871b4"/>
    </style:style>
    <style:style style:name="T2" style:family="text">
      <style:text-properties style:font-name="Bitter" officeooo:rsid="000871b4"/>
    </style:style>
    <style:style style:name="T3" style:family="text">
      <style:text-properties style:font-name="Bitter" officeooo:rsid="00101ba3"/>
    </style:style>
    <style:style style:name="T4" style:family="text">
      <style:text-properties officeooo:rsid="00101ba3"/>
    </style:style>
    <style:style style:name="T5" style:family="text">
      <style:text-properties officeooo:rsid="001286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1. Wstęp</text:h>
      <text:h text:style-name="P21" text:outline-level="3">1.1. Czym jest Elixir?</text:h>
      <text:p text:style-name="P6"><text:tab/>Język funkcyjny działający w BEAM stworzony na bazie Erlanga. Opiera się na modelu aktorów z Erlanga aby tworzyć współbieżne, skalowalne, fault-tolerant systemy.</text:p>
      <text:h text:style-name="P21" text:outline-level="3">1.<text:span text:style-name="T4">2</text:span>. Licencja</text:h>
      <text:p text:style-name="P2">Apache License</text:p>
      <text:h text:style-name="P23" text:outline-level="2">2. Historia</text:h>
      <text:p text:style-name="P2">Język stworzony przez José Valim w 2012 roku. Obecnie w wersji 1.0.0.</text:p>
      <text:h text:style-name="P23" text:outline-level="2">3. <text:span text:style-name="T1">Cechy</text:span></text:h>
      <text:h text:style-name="P22" text:outline-level="3">3.1. Założenia</text:h>
      <text:list xml:id="list4063829782385709703" text:style-name="L1">
        <text:list-item>
          <text:p text:style-name="P8">Rozszerzalność</text:p>
        </text:list-item>
        <text:list-item>
          <text:p text:style-name="P8">Niezawodność</text:p>
        </text:list-item>
        <text:list-item>
          <text:p text:style-name="P8">Skalowalność</text:p>
        </text:list-item>
      </text:list>
      <text:list xml:id="list3127629532034876484" text:style-name="L2">
        <text:list-item>
          <text:p text:style-name="P9">Kompatybilność z OTP</text:p>
        </text:list-item>
      </text:list>
      <text:h text:style-name="P22" text:outline-level="3">3.2. Zalety</text:h>
      <text:list xml:id="list4282823157116450892" text:style-name="L3">
        <text:list-item>
          <text:p text:style-name="P10">Makra</text:p>
        </text:list-item>
        <text:list-item>
          <text:p text:style-name="P10">Protokoły</text:p>
        </text:list-item>
        <text:list-item>
          <text:p text:style-name="P10">Biblioteka standardowa</text:p>
        </text:list-item>
        <text:list-item>
          <text:p text:style-name="P11">Organizacja kodu</text:p>
        </text:list-item>
        <text:list-item>
          <text:p text:style-name="P11">ExUnit</text:p>
        </text:list-item>
        <text:list-item>
          <text:p text:style-name="P13">Pipeline Operator</text:p>
        </text:list-item>
        <text:list-item>
          <text:p text:style-name="P14">String Binaries</text:p>
        </text:list-item>
        <text:list-item>
          <text:p text:style-name="P17">Sigils</text:p>
        </text:list-item>
        <text:list-item>
          <text:p text:style-name="P18">Doc Strings</text:p>
        </text:list-item>
        <text:list-item>
          <text:p text:style-name="P15">Produktywność</text:p>
        </text:list-item>
        <text:list-item>
          <text:p text:style-name="P19">Sz<text:span text:style-name="T5">y</text:span>bko się rozwija</text:p>
        </text:list-item>
      </text:list>
      <text:h text:style-name="P22" text:outline-level="3">3.3. Wady </text:h>
      <text:list xml:id="list9219959282355714671" text:style-name="L4">
        <text:list-item>
          <text:p text:style-name="P20"><text:span text:style-name="T2">S</text:span><text:span text:style-name="T3">tosunkowo nowy, pierwsza stabilna wersja Wrzesień 2014</text:span></text:p>
        </text:list-item>
        <text:list-item>
          <text:p text:style-name="P12"><text:soft-page-break/>Brak IDE</text:p>
        </text:list-item>
        <text:list-item>
          <text:p text:style-name="P12">Kiepski plugin do IntelliJ</text:p>
        </text:list-item>
      </text:list>
      <text:h text:style-name="P21" text:outline-level="3"><text:span text:style-name="T1">3.</text:span>4. Dostęp</text:h>
      <text:p text:style-name="P3"/>
      <text:h text:style-name="P24" text:outline-level="2">4. Sposób wykorzystania</text:h>
      <text:p text:style-name="P7">Zastosowanie tam, gdzie mógłby być zastosowany Erlang. ?</text:p>
      <text:list xml:id="list8363849837807506776" text:style-name="L5">
        <text:list-item>
          <text:p text:style-name="P16">Web Development</text:p>
        </text:list-item>
        <text:list-item>
          <text:p text:style-name="P16"/>
        </text:list-item>
      </text:list>
      <text:h text:style-name="P24" text:outline-level="2">5. Testy</text:h>
      <text:h text:style-name="P22" text:outline-level="3">5.1. Wydajność</text:h>
      <text:list xml:id="list131319637069855" text:continue-list="list9219959282355714671" text:style-name="L4">
        <text:list-item>
          <text:p text:style-name="P12">Jak Erlang lub lepiej → testy ?</text:p>
        </text:list-item>
      </text:list>
      <text:h text:style-name="P22" text:outline-level="3">5.2. Użyteczność</text:h>
      <text:list xml:id="list131320353642036" text:continue-numbering="true" text:style-name="L4">
        <text:list-item>
          <text:p text:style-name="P12">Programowanie funkcyjne for the win!</text:p>
        </text:list-item>
      </text:list>
      <text:h text:style-name="P22" text:outline-level="3">5.3. Wygoda</text:h>
      <text:h text:style-name="P22" text:outline-level="3">5.4. Problemy w praktyce</text:h>
      <text:p text:style-name="P4"/>
      <text:p text:style-name="P5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ter" svg:font-family="Bitter" style:font-pitch="variable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Ubuntu Light" fo:font-family="'Ubuntu Light'" style:font-style-name="Light" style:font-pitch="variable" fo:font-size="11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Ubuntu Light1" fo:font-family="'Ubuntu Light'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Ubuntu Light1" fo:font-family="'Ubuntu Light'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Ubuntu Light1" fo:font-family="'Ubuntu Light'" style:font-style-name="Bold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4-12-29T20:05:32.918644116</meta:creation-date>
    <dc:date>2015-01-14T13:13:18.364668468</dc:date>
    <meta:editing-duration>PT36M45S</meta:editing-duration>
    <meta:editing-cycles>12</meta:editing-cycles>
    <meta:generator>LibreOffice/4.2.7.2$Linux_X86_64 LibreOffice_project/420m0$Build-2</meta:generator>
    <dc:creator>beatka </dc:creator>
    <meta:document-statistic meta:table-count="0" meta:image-count="0" meta:object-count="0" meta:page-count="2" meta:paragraph-count="42" meta:word-count="152" meta:character-count="895" meta:non-whitespace-character-count="802"/>
  </office:meta>
</office:document-meta>
</file>